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8.779cm"/>
      <style:paragraph-properties style:writing-mode="lr-tb"/>
    </style:style>
    <style:style style:name="gr2" style:family="graphic" style:parent-style-name="standard">
      <style:graphic-properties draw:stroke="solid" draw:fill="none" fo:min-height="9.997cm"/>
      <style:paragraph-properties style:writing-mode="lr-tb"/>
    </style:style>
    <style:style style:name="gr3" style:family="graphic" style:parent-style-name="standard">
      <style:graphic-properties draw:stroke="solid" draw:fill="none" fo:min-height="4.978cm"/>
      <style:paragraph-properties style:writing-mode="lr-tb"/>
    </style:style>
    <style:style style:name="gr4" style:family="graphic" style:parent-style-name="standard">
      <style:graphic-properties draw:stroke="solid" draw:fill="none" fo:min-height="12.799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solid" draw:fill="none" fo:min-height="1.79cm"/>
      <style:paragraph-properties style:writing-mode="lr-tb"/>
    </style:style>
    <style:style style:name="gr8" style:family="graphic" style:parent-style-name="standard" style:list-style-name="L1">
      <style:graphic-properties draw:stroke="solid" draw:fill="none" fo:min-height="5.371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6cm" svg:height="9.029cm" svg:x="1.952cm" svg:y="2.27cm">
          <draw:text-box>
            <text:p>saledata_id,</text:p>
            <text:p>Date,</text:p>
            <text:p>sales_name,</text:p>
            <text:p>gmv_new,</text:p>
            <text:p>Units,</text:p>
            <text:p>product_mrp,</text:p>
            <text:p>Discount,</text:p>
            <text:p>product_category<text:tab/>product_subcategory,</text:p>
            <text:p>product_vertical</text:p>
          </draw:text-box>
        </draw:frame>
        <draw:frame draw:style-name="gr2" draw:text-style-name="P2" draw:layer="layout" svg:width="6.573cm" svg:height="10.916cm" svg:x="20.462cm" svg:y="3.222cm">
          <draw:text-box>
            <text:p>orderdata_id,</text:p>
            <text:p>Id,</text:p>
            <text:p>id_order,<text:tab/>id_item_ordered,<text:tab/>gmv,</text:p>
            <text:p>units_sold,</text:p>
            <text:p>Sla,<text:tab/>product_category,<text:tab/>analytic_category,<text:tab/>sub_category,<text:tab/>product_analytic_vertical,</text:p>
            <text:p>Mrp,<text:tab/>procurement_sla,<text:tab/>date</text:p>
          </draw:text-box>
        </draw:frame>
        <draw:frame draw:style-name="gr3" draw:text-style-name="P3" draw:layer="layout" svg:width="5.204cm" svg:height="8.072cm" svg:x="2.463cm" svg:y="13.382cm">
          <draw:text-box>
            <text:p>Totalinvestment,</text:p>
            <text:p>Tv,</text:p>
            <text:p>Digital,</text:p>
            <text:p>Sponsorship,</text:p>
            <text:p>Contentmarketing,</text:p>
            <text:p>onlinemarketing,affiliates,</text:p>
            <text:p>Sem<text:tab/>,</text:p>
            <text:p>Radio,</text:p>
            <text:p>other</text:p>
          </draw:text-box>
        </draw:frame>
        <draw:frame draw:style-name="gr4" draw:text-style-name="P3" draw:layer="layout" svg:width="6.666cm" svg:height="15.182cm" svg:x="11.477cm" svg:y="1cm">
          <draw:text-box>
            <text:p/>
            <text:p>id_item_ordered</text:p>
            <text:p/>
            <text:p>pdt_id reference dim_prdt</text:p>
            <text:p/>
            <text:p>saledata_id</text:p>
            <text:p/>
            <text:p>Date,</text:p>
            <text:p/>
            <text:p>Day,</text:p>
            <text:p/>
            <text:p>Month,</text:p>
            <text:p/>
            <text:p>id_order,</text:p>
            <text:p/>
            <text:p>units_sold,</text:p>
            <text:p/>
            <text:p>Revenue,</text:p>
            <text:p/>
            <text:p>discount</text:p>
          </draw:text-box>
        </draw:frame>
        <draw:frame draw:style-name="gr5" draw:text-style-name="P3" draw:layer="layout" svg:width="5.252cm" svg:height="0.962cm" svg:x="1.952cm" svg:y="1.308cm">
          <draw:text-box>
            <text:p>Sale data</text:p>
          </draw:text-box>
        </draw:frame>
        <draw:frame draw:style-name="gr5" draw:text-style-name="P3" draw:layer="layout" svg:width="5.252cm" svg:height="0.962cm" svg:x="20.83cm" svg:y="1.943cm">
          <draw:text-box>
            <text:p>oderdata</text:p>
          </draw:text-box>
        </draw:frame>
        <draw:frame draw:style-name="gr6" draw:text-style-name="P3" draw:layer="layout" svg:width="4.763cm" svg:height="1.673cm" svg:x="2.587cm" svg:y="12.112cm">
          <draw:text-box>
            <text:p>mediainvest</text:p>
          </draw:text-box>
        </draw:frame>
        <draw:frame draw:style-name="gr7" draw:text-style-name="P3" draw:layer="layout" svg:width="5.204cm" svg:height="2.04cm" svg:x="21.196cm" svg:y="15.47cm">
          <draw:text-box>
            <text:p>nps</text:p>
          </draw:text-box>
        </draw:frame>
        <draw:frame draw:style-name="gr6" draw:text-style-name="P3" draw:layer="layout" svg:width="4.763cm" svg:height="1.673cm" svg:x="12.112cm" svg:y="24.495cm">
          <draw:text-box>
            <text:p>Specialsale</text:p>
          </draw:text-box>
        </draw:frame>
        <draw:frame draw:style-name="gr7" draw:text-style-name="P3" draw:layer="layout" svg:width="5.204cm" svg:height="3.806cm" svg:x="20.878cm" svg:y="18.962cm">
          <draw:text-box>
            <text:p>Product</text:p>
            <text:p/>
            <text:p>Frequency</text:p>
            <text:p/>
            <text:p>percent</text:p>
          </draw:text-box>
        </draw:frame>
        <draw:frame draw:style-name="gr6" draw:text-style-name="P3" draw:layer="layout" svg:width="4.763cm" svg:height="1.673cm" svg:x="20.367cm" svg:y="17.827cm">
          <draw:text-box>
            <text:p>pdtlist</text:p>
          </draw:text-box>
        </draw:frame>
        <draw:frame draw:style-name="gr7" draw:text-style-name="P3" draw:layer="layout" svg:width="5.204cm" svg:height="2.04cm" svg:x="12.43cm" svg:y="25.312cm">
          <draw:text-box>
            <text:p>Date</text:p>
            <text:p>Sale type</text:p>
          </draw:text-box>
        </draw:frame>
        <draw:frame draw:style-name="gr8" draw:text-style-name="P5" draw:layer="layout" svg:width="7.62cm" svg:height="7.361cm" svg:x="12.112cm" svg:y="15.922cm">
          <draw:text-box>
            <text:p text:style-name="P4">pdt_id</text:p>
            <text:p text:style-name="P4"/>
            <text:p text:style-name="P4">Sla,<text:tab/></text:p>
            <text:p text:style-name="P4">product_category,<text:tab/>analytic_category,<text:tab/>sub_category,<text:tab/>product_analytic_vertical,</text:p>
            <text:p text:style-name="P4">Mrp,<text:tab/>procurement_sla,<text:tab/></text:p>
          </draw:text-box>
        </draw:frame>
        <draw:frame draw:style-name="gr5" draw:text-style-name="P3" draw:layer="layout" svg:width="5.252cm" svg:height="0.962cm" svg:x="11.305cm" svg:y="0.038cm">
          <draw:text-box>
            <text:p>salesFact</text:p>
          </draw:text-box>
        </draw:frame>
        <draw:frame draw:style-name="gr5" draw:text-style-name="P3" draw:layer="layout" svg:width="5.252cm" svg:height="0.962cm" svg:x="11.623cm" svg:y="14.652cm">
          <draw:text-box>
            <text:p>dim_produc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40:51.228856693</meta:creation-date>
    <dc:date>2022-11-05T18:45:58.877468554</dc:date>
    <meta:editing-duration>PT8H39M36S</meta:editing-duration>
    <meta:editing-cycles>10</meta:editing-cycles>
    <meta:generator>LibreOffice/7.4.2.3$Linux_X86_64 LibreOffice_project/40$Build-3</meta:generator>
    <meta:document-statistic meta:object-count="15"/>
  </office:meta>
</office:document-meta>
</file>